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6e6e6" draw:textarea-horizontal-align="justify" draw:textarea-vertical-align="middle" draw:auto-grow-height="false" fo:min-height="8.7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585cm"/>
    </style:style>
    <style:style style:name="gr16" style:family="graphic" style:parent-style-name="standard">
      <style:graphic-properties draw:stroke="none" draw:fill="none" fo:min-height="2.0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8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20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solid" draw:fill-color="#e6e6e6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2" style:family="paragraph">
      <loext:graphic-properties draw:fill="solid" draw:fill-color="#e6e6e6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13" style:family="paragraph">
      <loext:graphic-properties draw:fill="solid" draw:fill-color="#ffffff"/>
      <style:paragraph-properties fo:text-align="center"/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7" style:family="text">
      <style:text-properties style:font-name="Liberation Mono1" fo:font-size="16pt" style:font-size-asian="16pt" style:font-size-complex="16pt"/>
    </style:style>
    <style:style style:name="T8" style:family="text">
      <style:text-properties style:font-name="Liberation Mono1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9cm" svg:x="11.9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699cm" svg:height="0.962cm" svg:x="0.38cm" svg:y="0.4cm">
          <draw:text-box>
            <text:p><text:span text:style-name="T1">Class hierarchy: </text:span><text:span text:style-name="T2">perception</text:span><text:span text:style-name="T1">, </text:span><text:span text:style-name="T2">appraisal </text:span><text:span text:style-name="T3">and</text:span><text:span text:style-name="T2"> motivation</text:span></text:p>
          </draw:text-box>
        </draw:frame>
        <draw:custom-shape draw:style-name="gr3" draw:text-style-name="P4" xml:id="id9" draw:id="id9" draw:layer="layout" svg:width="6.9cm" svg:height="1.594cm" svg:x="1.7cm" svg:y="2cm">
          <text:p text:style-name="P3"><text:span text:style-name="T4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9cm" svg:height="1.595cm" svg:x="1.7cm" svg:y="4.152cm">
          <text:p text:style-name="P3"><text:span text:style-name="T4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9cm" svg:height="1.593cm" svg:x="1.7cm" svg:y="6.305cm">
          <text:p text:style-name="P3"><text:span text:style-name="T4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.9cm" svg:height="1.594cm" svg:x="1.7cm" svg:y="8.456cm">
          <text:p text:style-name="P3"><text:span text:style-name="T4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8cm" svg:height="1.594cm" svg:x="1.7cm" svg:y="10.768cm">
          <text:p text:style-name="P3"><text:span text:style-name="T4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9cm" svg:height="1.595cm" svg:x="1.7cm" svg:y="12.999cm">
          <text:p text:style-name="P3"><text:span text:style-name="T4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9cm" svg:height="1.595cm" svg:x="1.7cm" svg:y="15.231cm">
          <text:p text:style-name="P3"><text:span text:style-name="T4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.9cm" svg:height="1.593cm" svg:x="1.7cm" svg:y="17.384cm">
          <text:p text:style-name="P3"><text:span text:style-name="T4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6.8cm" svg:height="1.575cm" svg:x="1.7cm" svg:y="19.5cm">
          <text:p text:style-name="P3"><text:span text:style-name="T4">PERCEPT_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6.9cm" svg:height="1.594cm" svg:x="1.7cm" svg:y="21.706cm">
          <text:p text:style-name="P3"><text:span text:style-name="T5">MEMORY_PERCEPTUA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6.8cm" svg:height="2cm" svg:x="13.083cm" svg:y="20.642cm">
          <text:p text:style-name="P3"><text:span text:style-name="T4">PERCEPTION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342cm" svg:x1="13.083cm" svg:y1="21.642cm" svg:x2="8.6cm" svg:y2="18.18cm" draw:start-shape="id1" draw:start-glue-point="3" draw:end-shape="id2" svg:d="M13083 21642h-2583v-3462h-1900" svg:viewBox="0 0 4484 3463">
          <text:p/>
        </draw:connector>
        <draw:connector draw:style-name="gr10" draw:text-style-name="P6" draw:layer="layout" draw:line-skew="-0.342cm" svg:x1="13.083cm" svg:y1="21.642cm" svg:x2="8.6cm" svg:y2="16.028cm" draw:start-shape="id1" draw:start-glue-point="3" draw:end-shape="id3" svg:d="M13083 21642h-2583v-5614h-1900" svg:viewBox="0 0 4484 5615">
          <text:p/>
        </draw:connector>
        <draw:connector draw:style-name="gr10" draw:text-style-name="P6" draw:layer="layout" draw:line-skew="-0.342cm" svg:x1="13.083cm" svg:y1="21.642cm" svg:x2="8.6cm" svg:y2="13.796cm" draw:start-shape="id1" draw:start-glue-point="3" draw:end-shape="id4" svg:d="M13083 21642h-2583v-7846h-1900" svg:viewBox="0 0 4484 7847">
          <text:p/>
        </draw:connector>
        <draw:connector draw:style-name="gr10" draw:text-style-name="P6" draw:layer="layout" draw:line-skew="-0.292cm" svg:x1="13.083cm" svg:y1="21.642cm" svg:x2="8.5cm" svg:y2="11.565cm" draw:start-shape="id1" draw:start-glue-point="3" draw:end-shape="id5" svg:d="M13083 21642h-2583v-10077h-2000" svg:viewBox="0 0 4584 10078">
          <text:p/>
        </draw:connector>
        <draw:connector draw:style-name="gr10" draw:text-style-name="P6" draw:layer="layout" draw:line-skew="-0.342cm" svg:x1="13.083cm" svg:y1="21.642cm" svg:x2="8.6cm" svg:y2="9.253cm" draw:start-shape="id1" draw:start-glue-point="3" draw:end-shape="id6" draw:end-glue-point="1" svg:d="M13083 21642h-2583v-12389h-1900" svg:viewBox="0 0 4484 12390">
          <text:p/>
        </draw:connector>
        <draw:connector draw:style-name="gr10" draw:text-style-name="P6" draw:layer="layout" draw:line-skew="-0.342cm" svg:x1="13.083cm" svg:y1="21.642cm" svg:x2="8.6cm" svg:y2="7.101cm" draw:start-shape="id1" draw:start-glue-point="3" draw:end-shape="id7" draw:end-glue-point="1" svg:d="M13083 21642h-2583v-14541h-1900" svg:viewBox="0 0 4484 14542">
          <text:p/>
        </draw:connector>
        <draw:connector draw:style-name="gr10" draw:text-style-name="P6" draw:layer="layout" draw:line-skew="-0.342cm" svg:x1="13.083cm" svg:y1="21.642cm" svg:x2="8.6cm" svg:y2="4.949cm" draw:start-shape="id1" draw:start-glue-point="3" draw:end-shape="id8" svg:d="M13083 21642h-2583v-16693h-1900" svg:viewBox="0 0 4484 16694">
          <text:p/>
        </draw:connector>
        <draw:connector draw:style-name="gr10" draw:text-style-name="P6" draw:layer="layout" draw:line-skew="-0.342cm" svg:x1="13.083cm" svg:y1="21.642cm" svg:x2="8.6cm" svg:y2="2.797cm" draw:start-shape="id1" draw:start-glue-point="3" draw:end-shape="id9" draw:end-glue-point="1" svg:d="M13083 21642h-2583v-18845h-1900" svg:viewBox="0 0 4484 18846">
          <text:p/>
        </draw:connector>
        <draw:connector draw:style-name="gr10" draw:text-style-name="P6" draw:layer="layout" draw:line-skew="-0.342cm" svg:x1="13.083cm" svg:y1="21.642cm" svg:x2="8.6cm" svg:y2="22.503cm" draw:start-shape="id1" draw:start-glue-point="3" draw:end-shape="id10" draw:end-glue-point="1" svg:d="M13083 21642h-2583v861h-1900" svg:viewBox="0 0 4484 862">
          <text:p/>
        </draw:connector>
        <draw:connector draw:style-name="gr10" draw:text-style-name="P6" draw:layer="layout" draw:line-skew="-0.292cm" svg:x1="13.083cm" svg:y1="21.642cm" svg:x2="8.5cm" svg:y2="20.287cm" draw:start-shape="id1" draw:start-glue-point="3" draw:end-shape="id11" draw:end-glue-point="1" svg:d="M13083 21642h-2583v-1355h-2000" svg:viewBox="0 0 4584 1356">
          <text:p/>
        </draw:connector>
        <draw:connector draw:style-name="gr11" draw:text-style-name="P6" draw:layer="layout" draw:line-skew="2.867cm" svg:x1="19.783cm" svg:y1="7.092cm" svg:x2="19.883cm" svg:y2="21.642cm" draw:start-shape="id12" draw:start-glue-point="1" draw:end-shape="id1" svg:d="M19783 7092h3517v14550h-3417" svg:viewBox="0 0 3518 14551">
          <text:p/>
        </draw:connector>
        <draw:custom-shape draw:style-name="gr12" draw:text-style-name="P4" xml:id="id13" draw:id="id13" draw:layer="layout" svg:width="6.8cm" svg:height="1.5cm" svg:x="12.7cm" svg:y="11.442cm">
          <text:p text:style-name="P3"><text:span text:style-name="T4">STATE_HUN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6.8cm" svg:height="1.5cm" svg:x="12.7cm" svg:y="15.642cm">
          <text:p text:style-name="P3"><text:span text:style-name="T4">STATE_AVOID_AC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6.8cm" svg:height="1.6cm" svg:x="12.7cm" svg:y="17.842cm">
          <text:p text:style-name="P3"><text:span text:style-name="T4">STATE_REPRODU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6.8cm" svg:height="1.5cm" svg:x="12.7cm" svg:y="13.542cm">
          <text:p text:style-name="P3"><text:span text:style-name="T4">STATE_AVOID_PASSIV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95cm" svg:x1="12.983cm" svg:y1="7.092cm" svg:x2="12.7cm" svg:y2="12.192cm" draw:start-shape="id12" draw:end-shape="id13" draw:end-glue-point="3" svg:d="M12983 7092h-1783v5100h1500" svg:viewBox="0 0 1784 5101">
          <text:p/>
        </draw:connector>
        <draw:connector draw:style-name="gr10" draw:text-style-name="P6" draw:layer="layout" draw:line-skew="-0.95cm" svg:x1="12.983cm" svg:y1="7.092cm" svg:x2="12.7cm" svg:y2="14.292cm" draw:start-shape="id12" draw:start-glue-point="3" draw:end-shape="id14" svg:d="M12983 7092h-1783v7200h1500" svg:viewBox="0 0 1784 7201">
          <text:p/>
        </draw:connector>
        <draw:connector draw:style-name="gr10" draw:text-style-name="P6" draw:layer="layout" draw:line-skew="-0.95cm" svg:x1="12.983cm" svg:y1="7.092cm" svg:x2="12.7cm" svg:y2="16.392cm" draw:start-shape="id12" draw:start-glue-point="3" draw:end-shape="id15" svg:d="M12983 7092h-1783v9300h1500" svg:viewBox="0 0 1784 9301">
          <text:p/>
        </draw:connector>
        <draw:connector draw:style-name="gr10" draw:text-style-name="P6" draw:layer="layout" draw:line-skew="-0.95cm" svg:x1="12.983cm" svg:y1="7.092cm" svg:x2="12.7cm" svg:y2="18.642cm" draw:start-shape="id12" draw:start-glue-point="3" draw:end-shape="id16" svg:d="M12983 7092h-1783v11550h1500" svg:viewBox="0 0 1784 11551">
          <text:p/>
        </draw:connector>
        <draw:custom-shape draw:style-name="gr14" draw:text-style-name="P4" xml:id="id12" draw:id="id12" draw:layer="layout" svg:width="6.8cm" svg:height="2.9cm" svg:x="12.983cm" svg:y="5.6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36cm" svg:height="0.857cm" svg:x="14.84cm" svg:y="5.765cm">
          <draw:text-box>
            <text:p text:style-name="P3"><text:span text:style-name="T4">APPRAISAL</text:span></text:p>
          </draw:text-box>
        </draw:frame>
        <draw:frame draw:style-name="gr16" draw:text-style-name="P9" draw:layer="layout" svg:width="5.8cm" svg:height="2.299cm" svg:x="13.583cm" svg:y="6.4cm">
          <draw:text-box>
            <text:p text:style-name="P8"><text:span text:style-name="T6">Functions:</text:span></text:p>
            <text:p text:style-name="P8"><text:span text:style-name="T6">(1) Neural response</text:span></text:p>
            <text:p text:style-name="P8"><text:span text:style-name="T6">(2) Modulation</text:span></text:p>
            <text:p text:style-name="P8"><text:span text:style-name="T6">(3) Summator</text:span></text:p>
          </draw:text-box>
        </draw:frame>
        <draw:frame draw:style-name="gr17" draw:text-style-name="P10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8" draw:text-style-name="P6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566cm" svg:height="0.89cm" svg:x="18.958cm" svg:y="1.466cm">
          <draw:text-box>
            <text:p><text:span text:style-name="T7">THE_NEUROBIO</text:span></text:p>
          </draw:text-box>
        </draw:frame>
        <draw:custom-shape draw:style-name="gr9" draw:text-style-name="P4" xml:id="id17" draw:id="id17" draw:layer="layout" svg:width="6.8cm" svg:height="2cm" svg:x="13.083cm" svg:y="2.742cm">
          <text:p text:style-name="P3"><text:span text:style-name="T4">GOS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483cm" svg:y1="4.742cm" svg:x2="16.483cm" svg:y2="5.642cm" draw:start-shape="id17" svg:d="M16483 4742v900" svg:viewBox="0 0 1 901">
          <text:p/>
        </draw:connector>
        <draw:custom-shape draw:style-name="gr20" draw:text-style-name="P12" xml:id="id18" draw:id="id18" draw:layer="layout" svg:width="6.8cm" svg:height="1.5cm" svg:x="13.068cm" svg:y="9.203cm">
          <text:p text:style-name="P3"><text:span text:style-name="T4">MEMORY_EMOTIONA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1.25cm" svg:x1="12.983cm" svg:y1="7.092cm" svg:x2="13.068cm" svg:y2="9.953cm" draw:start-shape="id12" draw:start-glue-point="3" draw:end-shape="id18" draw:end-glue-point="3" svg:d="M12983 7092h-1800v2861h1885" svg:viewBox="0 0 1886 2862">
          <text:p/>
        </draw:connector>
        <draw:custom-shape draw:style-name="gr21" draw:text-style-name="P13" xml:id="id19" draw:id="id19" draw:layer="layout" svg:width="8cm" svg:height="1.5cm" draw:transform="rotate (1.5707963267949) translate (21.017cm 19.5cm)">
          <text:p text:style-name="P3"><text:span text:style-name="T8">STATE_MOTIVATION_BA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9.5cm" svg:y1="18.642cm" svg:x2="21.017cm" svg:y2="15.5cm" draw:start-shape="id16" draw:end-shape="id19" svg:d="M19500 18642h759v-3142h758" svg:viewBox="0 0 1518 3143">
          <text:p/>
        </draw:connector>
        <draw:connector draw:style-name="gr11" draw:text-style-name="P6" draw:layer="layout" svg:x1="19.5cm" svg:y1="16.392cm" svg:x2="21.017cm" svg:y2="15.5cm" draw:start-shape="id15" draw:end-shape="id19" draw:end-glue-point="0" svg:d="M19500 16392h759v-892h758" svg:viewBox="0 0 1518 893">
          <text:p/>
        </draw:connector>
        <draw:connector draw:style-name="gr11" draw:text-style-name="P6" draw:layer="layout" svg:x1="19.5cm" svg:y1="14.292cm" svg:x2="21.017cm" svg:y2="15.5cm" draw:start-shape="id14" draw:start-glue-point="1" draw:end-shape="id19" draw:end-glue-point="0" svg:d="M19500 14292h759v1208h758" svg:viewBox="0 0 1518 1209">
          <text:p/>
        </draw:connector>
        <draw:connector draw:style-name="gr11" draw:text-style-name="P6" draw:layer="layout" svg:x1="19.5cm" svg:y1="12.192cm" svg:x2="21.017cm" svg:y2="15.5cm" draw:start-shape="id13" draw:end-shape="id19" draw:end-glue-point="0" svg:d="M19500 12192h759v3308h758" svg:viewBox="0 0 1518 3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1-22T13:47:52.478116583</dc:date>
    <dc:creator>Sergey Budaev</dc:creator>
    <meta:editing-duration>PT7H17M51S</meta:editing-duration>
    <meta:editing-cycles>148</meta:editing-cycles>
    <meta:generator>LibreOffice/5.0.3.2$Linux_X86_64 LibreOffice_project/00m0$Build-2</meta:generator>
    <meta:document-statistic meta:object-count="47"/>
  </office:meta>
</office:document-meta>
</file>